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9_09:05:4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45331" calcext:value-type="float">
            <text:p>145331</text:p>
          </table:table-cell>
          <table:table-cell office:value-type="float" office:value="144985" calcext:value-type="float">
            <text:p>14498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29771" calcext:value-type="float">
            <text:p>29771</text:p>
          </table:table-cell>
          <table:table-cell office:value-type="float" office:value="29748" calcext:value-type="float">
            <text:p>2974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342" calcext:value-type="float">
            <text:p>32342</text:p>
          </table:table-cell>
          <table:table-cell office:value-type="float" office:value="32334" calcext:value-type="float">
            <text:p>323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35602" calcext:value-type="float">
            <text:p>135602</text:p>
          </table:table-cell>
          <table:table-cell office:value-type="float" office:value="135243" calcext:value-type="float">
            <text:p>13524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3675" calcext:value-type="float">
            <text:p>33675</text:p>
          </table:table-cell>
          <table:table-cell office:value-type="float" office:value="33652" calcext:value-type="float">
            <text:p>3365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158" calcext:value-type="float">
            <text:p>27158</text:p>
          </table:table-cell>
          <table:table-cell office:value-type="float" office:value="27155" calcext:value-type="float">
            <text:p>271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510500" calcext:value-type="float">
            <text:p>1510500</text:p>
          </table:table-cell>
          <table:table-cell office:value-type="float" office:value="951752" calcext:value-type="float">
            <text:p>951752</text:p>
          </table:table-cell>
          <table:table-cell office:value-type="float" office:value="558748" calcext:value-type="float">
            <text:p>558748</text:p>
          </table:table-cell>
          <table:table-cell/>
          <table:table-cell office:value-type="float" office:value="215296" calcext:value-type="float">
            <text:p>215296</text:p>
          </table:table-cell>
          <table:table-cell office:value-type="float" office:value="177132" calcext:value-type="float">
            <text:p>177132</text:p>
          </table:table-cell>
          <table:table-cell office:value-type="float" office:value="38164" calcext:value-type="float">
            <text:p>38164</text:p>
          </table:table-cell>
          <table:table-cell/>
          <table:table-cell office:value-type="float" office:value="195058" calcext:value-type="float">
            <text:p>195058</text:p>
          </table:table-cell>
          <table:table-cell office:value-type="float" office:value="173345" calcext:value-type="float">
            <text:p>173345</text:p>
          </table:table-cell>
          <table:table-cell office:value-type="float" office:value="21713" calcext:value-type="float">
            <text:p>21713</text:p>
          </table:table-cell>
          <table:table-cell/>
          <table:table-cell table:formula="of:=[.M4]/([.E4]+[.I4]+[.M4])" office:value-type="percentage" office:value="0.0350988078399677" calcext:value-type="percentage">
            <text:p>3.51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1672" calcext:value-type="float">
            <text:p>121672</text:p>
          </table:table-cell>
          <table:table-cell office:value-type="float" office:value="121296" calcext:value-type="float">
            <text:p>121296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35291" calcext:value-type="float">
            <text:p>35291</text:p>
          </table:table-cell>
          <table:table-cell office:value-type="float" office:value="35257" calcext:value-type="float">
            <text:p>3525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8700" calcext:value-type="float">
            <text:p>28700</text:p>
          </table:table-cell>
          <table:table-cell office:value-type="float" office:value="28674" calcext:value-type="float">
            <text:p>2867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28195" calcext:value-type="float">
            <text:p>128195</text:p>
          </table:table-cell>
          <table:table-cell office:value-type="float" office:value="127825" calcext:value-type="float">
            <text:p>12782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3637" calcext:value-type="float">
            <text:p>33637</text:p>
          </table:table-cell>
          <table:table-cell office:value-type="float" office:value="33593" calcext:value-type="float">
            <text:p>3359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7866" calcext:value-type="float">
            <text:p>27866</text:p>
          </table:table-cell>
          <table:table-cell office:value-type="float" office:value="27849" calcext:value-type="float">
            <text:p>2784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395428" calcext:value-type="float">
            <text:p>1395428</text:p>
          </table:table-cell>
          <table:table-cell office:value-type="float" office:value="870013" calcext:value-type="float">
            <text:p>870013</text:p>
          </table:table-cell>
          <table:table-cell office:value-type="float" office:value="525415" calcext:value-type="float">
            <text:p>525415</text:p>
          </table:table-cell>
          <table:table-cell/>
          <table:table-cell office:value-type="float" office:value="208224" calcext:value-type="float">
            <text:p>208224</text:p>
          </table:table-cell>
          <table:table-cell office:value-type="float" office:value="169660" calcext:value-type="float">
            <text:p>169660</text:p>
          </table:table-cell>
          <table:table-cell office:value-type="float" office:value="38564" calcext:value-type="float">
            <text:p>38564</text:p>
          </table:table-cell>
          <table:table-cell/>
          <table:table-cell office:value-type="float" office:value="194012" calcext:value-type="float">
            <text:p>194012</text:p>
          </table:table-cell>
          <table:table-cell office:value-type="float" office:value="172714" calcext:value-type="float">
            <text:p>172714</text:p>
          </table:table-cell>
          <table:table-cell office:value-type="float" office:value="21298" calcext:value-type="float">
            <text:p>21298</text:p>
          </table:table-cell>
          <table:table-cell/>
          <table:table-cell table:formula="of:=[.M7]/([.E7]+[.I7]+[.M7])" office:value-type="percentage" office:value="0.036389606972425" calcext:value-type="percentage">
            <text:p>3.6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8037" calcext:value-type="float">
            <text:p>138037</text:p>
          </table:table-cell>
          <table:table-cell office:value-type="float" office:value="137696" calcext:value-type="float">
            <text:p>137696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29495" calcext:value-type="float">
            <text:p>29495</text:p>
          </table:table-cell>
          <table:table-cell office:value-type="float" office:value="29456" calcext:value-type="float">
            <text:p>2945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917" calcext:value-type="float">
            <text:p>32917</text:p>
          </table:table-cell>
          <table:table-cell office:value-type="float" office:value="32898" calcext:value-type="float">
            <text:p>3289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86239" calcext:value-type="float">
            <text:p>1386239</text:p>
          </table:table-cell>
          <table:table-cell office:value-type="float" office:value="866280" calcext:value-type="float">
            <text:p>866280</text:p>
          </table:table-cell>
          <table:table-cell office:value-type="float" office:value="519959" calcext:value-type="float">
            <text:p>519959</text:p>
          </table:table-cell>
          <table:table-cell/>
          <table:table-cell office:value-type="float" office:value="207150" calcext:value-type="float">
            <text:p>207150</text:p>
          </table:table-cell>
          <table:table-cell office:value-type="float" office:value="169689" calcext:value-type="float">
            <text:p>169689</text:p>
          </table:table-cell>
          <table:table-cell office:value-type="float" office:value="37461" calcext:value-type="float">
            <text:p>37461</text:p>
          </table:table-cell>
          <table:table-cell/>
          <table:table-cell office:value-type="float" office:value="197201" calcext:value-type="float">
            <text:p>197201</text:p>
          </table:table-cell>
          <table:table-cell office:value-type="float" office:value="175284" calcext:value-type="float">
            <text:p>175284</text:p>
          </table:table-cell>
          <table:table-cell office:value-type="float" office:value="21917" calcext:value-type="float">
            <text:p>21917</text:p>
          </table:table-cell>
          <table:table-cell/>
          <table:table-cell table:formula="of:=[.M9]/([.E9]+[.I9]+[.M9])" office:value-type="percentage" office:value="0.0378311759822003" calcext:value-type="percentage">
            <text:p>3.7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362912" calcext:value-type="float">
            <text:p>1362912</text:p>
          </table:table-cell>
          <table:table-cell office:value-type="float" office:value="865001" calcext:value-type="float">
            <text:p>865001</text:p>
          </table:table-cell>
          <table:table-cell office:value-type="float" office:value="497911" calcext:value-type="float">
            <text:p>497911</text:p>
          </table:table-cell>
          <table:table-cell/>
          <table:table-cell office:value-type="float" office:value="200287" calcext:value-type="float">
            <text:p>200287</text:p>
          </table:table-cell>
          <table:table-cell office:value-type="float" office:value="162910" calcext:value-type="float">
            <text:p>162910</text:p>
          </table:table-cell>
          <table:table-cell office:value-type="float" office:value="37377" calcext:value-type="float">
            <text:p>37377</text:p>
          </table:table-cell>
          <table:table-cell/>
          <table:table-cell office:value-type="float" office:value="200528" calcext:value-type="float">
            <text:p>200528</text:p>
          </table:table-cell>
          <table:table-cell office:value-type="float" office:value="178336" calcext:value-type="float">
            <text:p>178336</text:p>
          </table:table-cell>
          <table:table-cell office:value-type="float" office:value="22192" calcext:value-type="float">
            <text:p>22192</text:p>
          </table:table-cell>
          <table:table-cell/>
          <table:table-cell table:formula="of:=[.M10]/([.E10]+[.I10]+[.M10])" office:value-type="percentage" office:value="0.0398077061060486" calcext:value-type="percentage">
            <text:p>3.9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8312" calcext:value-type="float">
            <text:p>148312</text:p>
          </table:table-cell>
          <table:table-cell office:value-type="float" office:value="147970" calcext:value-type="float">
            <text:p>147970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29245" calcext:value-type="float">
            <text:p>29245</text:p>
          </table:table-cell>
          <table:table-cell office:value-type="float" office:value="29210" calcext:value-type="float">
            <text:p>292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1682" calcext:value-type="float">
            <text:p>31682</text:p>
          </table:table-cell>
          <table:table-cell office:value-type="float" office:value="31671" calcext:value-type="float">
            <text:p>3167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490405" calcext:value-type="float">
            <text:p>1490405</text:p>
          </table:table-cell>
          <table:table-cell office:value-type="float" office:value="935303" calcext:value-type="float">
            <text:p>935303</text:p>
          </table:table-cell>
          <table:table-cell office:value-type="float" office:value="555102" calcext:value-type="float">
            <text:p>555102</text:p>
          </table:table-cell>
          <table:table-cell/>
          <table:table-cell office:value-type="float" office:value="214519" calcext:value-type="float">
            <text:p>214519</text:p>
          </table:table-cell>
          <table:table-cell office:value-type="float" office:value="174563" calcext:value-type="float">
            <text:p>174563</text:p>
          </table:table-cell>
          <table:table-cell office:value-type="float" office:value="39956" calcext:value-type="float">
            <text:p>39956</text:p>
          </table:table-cell>
          <table:table-cell/>
          <table:table-cell office:value-type="float" office:value="203753" calcext:value-type="float">
            <text:p>203753</text:p>
          </table:table-cell>
          <table:table-cell office:value-type="float" office:value="180713" calcext:value-type="float">
            <text:p>180713</text:p>
          </table:table-cell>
          <table:table-cell office:value-type="float" office:value="23040" calcext:value-type="float">
            <text:p>23040</text:p>
          </table:table-cell>
          <table:table-cell/>
          <table:table-cell table:formula="of:=[.M12]/([.E12]+[.I12]+[.M12])" office:value-type="percentage" office:value="0.037275642373863" calcext:value-type="percentage">
            <text:p>3.73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376131" calcext:value-type="float">
            <text:p>1376131</text:p>
          </table:table-cell>
          <table:table-cell office:value-type="float" office:value="855631" calcext:value-type="float">
            <text:p>855631</text:p>
          </table:table-cell>
          <table:table-cell office:value-type="float" office:value="520500" calcext:value-type="float">
            <text:p>520500</text:p>
          </table:table-cell>
          <table:table-cell/>
          <table:table-cell office:value-type="float" office:value="201822" calcext:value-type="float">
            <text:p>201822</text:p>
          </table:table-cell>
          <table:table-cell office:value-type="float" office:value="164123" calcext:value-type="float">
            <text:p>164123</text:p>
          </table:table-cell>
          <table:table-cell office:value-type="float" office:value="37699" calcext:value-type="float">
            <text:p>37699</text:p>
          </table:table-cell>
          <table:table-cell/>
          <table:table-cell office:value-type="float" office:value="198267" calcext:value-type="float">
            <text:p>198267</text:p>
          </table:table-cell>
          <table:table-cell office:value-type="float" office:value="176515" calcext:value-type="float">
            <text:p>176515</text:p>
          </table:table-cell>
          <table:table-cell office:value-type="float" office:value="21752" calcext:value-type="float">
            <text:p>21752</text:p>
          </table:table-cell>
          <table:table-cell/>
          <table:table-cell table:formula="of:=[.M13]/([.E13]+[.I13]+[.M13])" office:value-type="percentage" office:value="0.0375066169383275" calcext:value-type="percentage">
            <text:p>3.7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382491" calcext:value-type="float">
            <text:p>1382491</text:p>
          </table:table-cell>
          <table:table-cell office:value-type="float" office:value="877523" calcext:value-type="float">
            <text:p>877523</text:p>
          </table:table-cell>
          <table:table-cell office:value-type="float" office:value="504968" calcext:value-type="float">
            <text:p>504968</text:p>
          </table:table-cell>
          <table:table-cell/>
          <table:table-cell office:value-type="float" office:value="201079" calcext:value-type="float">
            <text:p>201079</text:p>
          </table:table-cell>
          <table:table-cell office:value-type="float" office:value="164524" calcext:value-type="float">
            <text:p>164524</text:p>
          </table:table-cell>
          <table:table-cell office:value-type="float" office:value="36555" calcext:value-type="float">
            <text:p>36555</text:p>
          </table:table-cell>
          <table:table-cell/>
          <table:table-cell office:value-type="float" office:value="190474" calcext:value-type="float">
            <text:p>190474</text:p>
          </table:table-cell>
          <table:table-cell office:value-type="float" office:value="169518" calcext:value-type="float">
            <text:p>169518</text:p>
          </table:table-cell>
          <table:table-cell office:value-type="float" office:value="20956" calcext:value-type="float">
            <text:p>20956</text:p>
          </table:table-cell>
          <table:table-cell/>
          <table:table-cell table:formula="of:=[.M14]/([.E14]+[.I14]+[.M14])" office:value-type="percentage" office:value="0.0372565020205199" calcext:value-type="percentage">
            <text:p>3.7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389182" calcext:value-type="float">
            <text:p>1389182</text:p>
          </table:table-cell>
          <table:table-cell office:value-type="float" office:value="870832" calcext:value-type="float">
            <text:p>870832</text:p>
          </table:table-cell>
          <table:table-cell office:value-type="float" office:value="518350" calcext:value-type="float">
            <text:p>518350</text:p>
          </table:table-cell>
          <table:table-cell/>
          <table:table-cell office:value-type="float" office:value="204698" calcext:value-type="float">
            <text:p>204698</text:p>
          </table:table-cell>
          <table:table-cell office:value-type="float" office:value="166790" calcext:value-type="float">
            <text:p>166790</text:p>
          </table:table-cell>
          <table:table-cell office:value-type="float" office:value="37908" calcext:value-type="float">
            <text:p>37908</text:p>
          </table:table-cell>
          <table:table-cell/>
          <table:table-cell office:value-type="float" office:value="195365" calcext:value-type="float">
            <text:p>195365</text:p>
          </table:table-cell>
          <table:table-cell office:value-type="float" office:value="174182" calcext:value-type="float">
            <text:p>174182</text:p>
          </table:table-cell>
          <table:table-cell office:value-type="float" office:value="21183" calcext:value-type="float">
            <text:p>21183</text:p>
          </table:table-cell>
          <table:table-cell/>
          <table:table-cell table:formula="of:=[.M15]/([.E15]+[.I15]+[.M15])" office:value-type="percentage" office:value="0.0366842673104265" calcext:value-type="percentage">
            <text:p>3.6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1149" calcext:value-type="float">
            <text:p>121149</text:p>
          </table:table-cell>
          <table:table-cell office:value-type="float" office:value="120781" calcext:value-type="float">
            <text:p>120781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35851" calcext:value-type="float">
            <text:p>35851</text:p>
          </table:table-cell>
          <table:table-cell office:value-type="float" office:value="35807" calcext:value-type="float">
            <text:p>3580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8933" calcext:value-type="float">
            <text:p>28933</text:p>
          </table:table-cell>
          <table:table-cell office:value-type="float" office:value="28889" calcext:value-type="float">
            <text:p>2888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20815" calcext:value-type="float">
            <text:p>120815</text:p>
          </table:table-cell>
          <table:table-cell office:value-type="float" office:value="120444" calcext:value-type="float">
            <text:p>12044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3183" calcext:value-type="float">
            <text:p>33183</text:p>
          </table:table-cell>
          <table:table-cell office:value-type="float" office:value="33154" calcext:value-type="float">
            <text:p>3315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267" calcext:value-type="float">
            <text:p>29267</text:p>
          </table:table-cell>
          <table:table-cell office:value-type="float" office:value="29255" calcext:value-type="float">
            <text:p>2925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24239" calcext:value-type="float">
            <text:p>124239</text:p>
          </table:table-cell>
          <table:table-cell office:value-type="float" office:value="123879" calcext:value-type="float">
            <text:p>123879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4875" calcext:value-type="float">
            <text:p>34875</text:p>
          </table:table-cell>
          <table:table-cell office:value-type="float" office:value="34839" calcext:value-type="float">
            <text:p>3483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8721" calcext:value-type="float">
            <text:p>28721</text:p>
          </table:table-cell>
          <table:table-cell office:value-type="float" office:value="28689" calcext:value-type="float">
            <text:p>2868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2275" calcext:value-type="float">
            <text:p>122275</text:p>
          </table:table-cell>
          <table:table-cell office:value-type="float" office:value="121924" calcext:value-type="float">
            <text:p>12192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4455" calcext:value-type="float">
            <text:p>34455</text:p>
          </table:table-cell>
          <table:table-cell office:value-type="float" office:value="34411" calcext:value-type="float">
            <text:p>3441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8617" calcext:value-type="float">
            <text:p>28617</text:p>
          </table:table-cell>
          <table:table-cell office:value-type="float" office:value="28592" calcext:value-type="float">
            <text:p>2859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29955" calcext:value-type="float">
            <text:p>129955</text:p>
          </table:table-cell>
          <table:table-cell office:value-type="float" office:value="129598" calcext:value-type="float">
            <text:p>129598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9476" calcext:value-type="float">
            <text:p>29476</text:p>
          </table:table-cell>
          <table:table-cell office:value-type="float" office:value="29438" calcext:value-type="float">
            <text:p>2943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8862" calcext:value-type="float">
            <text:p>28862</text:p>
          </table:table-cell>
          <table:table-cell office:value-type="float" office:value="28845" calcext:value-type="float">
            <text:p>2884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15859" calcext:value-type="float">
            <text:p>1515859</text:p>
          </table:table-cell>
          <table:table-cell office:value-type="float" office:value="955326" calcext:value-type="float">
            <text:p>955326</text:p>
          </table:table-cell>
          <table:table-cell office:value-type="float" office:value="560533" calcext:value-type="float">
            <text:p>560533</text:p>
          </table:table-cell>
          <table:table-cell/>
          <table:table-cell office:value-type="float" office:value="219053" calcext:value-type="float">
            <text:p>219053</text:p>
          </table:table-cell>
          <table:table-cell office:value-type="float" office:value="181404" calcext:value-type="float">
            <text:p>181404</text:p>
          </table:table-cell>
          <table:table-cell office:value-type="float" office:value="37649" calcext:value-type="float">
            <text:p>37649</text:p>
          </table:table-cell>
          <table:table-cell/>
          <table:table-cell office:value-type="float" office:value="193356" calcext:value-type="float">
            <text:p>193356</text:p>
          </table:table-cell>
          <table:table-cell office:value-type="float" office:value="172103" calcext:value-type="float">
            <text:p>172103</text:p>
          </table:table-cell>
          <table:table-cell office:value-type="float" office:value="21253" calcext:value-type="float">
            <text:p>21253</text:p>
          </table:table-cell>
          <table:table-cell/>
          <table:table-cell table:formula="of:=[.M21]/([.E21]+[.I21]+[.M21])" office:value-type="percentage" office:value="0.0343102989014182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62184" calcext:value-type="float">
            <text:p>462184</text:p>
          </table:table-cell>
          <table:table-cell office:value-type="float" office:value="461845" calcext:value-type="float">
            <text:p>461845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116666" calcext:value-type="float">
            <text:p>116666</text:p>
          </table:table-cell>
          <table:table-cell office:value-type="float" office:value="116615" calcext:value-type="float">
            <text:p>11661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22693" calcext:value-type="float">
            <text:p>122693</text:p>
          </table:table-cell>
          <table:table-cell office:value-type="float" office:value="122670" calcext:value-type="float">
            <text:p>12267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66146" calcext:value-type="float">
            <text:p>466146</text:p>
          </table:table-cell>
          <table:table-cell office:value-type="float" office:value="465816" calcext:value-type="float">
            <text:p>465816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20681" calcext:value-type="float">
            <text:p>120681</text:p>
          </table:table-cell>
          <table:table-cell office:value-type="float" office:value="120644" calcext:value-type="float">
            <text:p>12064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1466" calcext:value-type="float">
            <text:p>121466</text:p>
          </table:table-cell>
          <table:table-cell office:value-type="float" office:value="121460" calcext:value-type="float">
            <text:p>12146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70460" calcext:value-type="float">
            <text:p>470460</text:p>
          </table:table-cell>
          <table:table-cell office:value-type="float" office:value="470120" calcext:value-type="float">
            <text:p>47012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15854" calcext:value-type="float">
            <text:p>115854</text:p>
          </table:table-cell>
          <table:table-cell office:value-type="float" office:value="115817" calcext:value-type="float">
            <text:p>1158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0945" calcext:value-type="float">
            <text:p>120945</text:p>
          </table:table-cell>
          <table:table-cell office:value-type="float" office:value="120929" calcext:value-type="float">
            <text:p>12092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69497" calcext:value-type="float">
            <text:p>469497</text:p>
          </table:table-cell>
          <table:table-cell office:value-type="float" office:value="469151" calcext:value-type="float">
            <text:p>46915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11924" calcext:value-type="float">
            <text:p>111924</text:p>
          </table:table-cell>
          <table:table-cell office:value-type="float" office:value="111894" calcext:value-type="float">
            <text:p>11189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2026" calcext:value-type="float">
            <text:p>122026</text:p>
          </table:table-cell>
          <table:table-cell office:value-type="float" office:value="122012" calcext:value-type="float">
            <text:p>1220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28621" calcext:value-type="float">
            <text:p>128621</text:p>
          </table:table-cell>
          <table:table-cell office:value-type="float" office:value="128267" calcext:value-type="float">
            <text:p>128267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0987" calcext:value-type="float">
            <text:p>30987</text:p>
          </table:table-cell>
          <table:table-cell office:value-type="float" office:value="30947" calcext:value-type="float">
            <text:p>3094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8382" calcext:value-type="float">
            <text:p>28382</text:p>
          </table:table-cell>
          <table:table-cell office:value-type="float" office:value="28361" calcext:value-type="float">
            <text:p>2836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880296" calcext:value-type="float">
            <text:p>880296</text:p>
          </table:table-cell>
          <table:table-cell office:value-type="float" office:value="879937" calcext:value-type="float">
            <text:p>87993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74078" calcext:value-type="float">
            <text:p>174078</text:p>
          </table:table-cell>
          <table:table-cell office:value-type="float" office:value="174037" calcext:value-type="float">
            <text:p>1740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72543" calcext:value-type="float">
            <text:p>172543</text:p>
          </table:table-cell>
          <table:table-cell office:value-type="float" office:value="172522" calcext:value-type="float">
            <text:p>17252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87543" calcext:value-type="float">
            <text:p>1387543</text:p>
          </table:table-cell>
          <table:table-cell office:value-type="float" office:value="871730" calcext:value-type="float">
            <text:p>871730</text:p>
          </table:table-cell>
          <table:table-cell office:value-type="float" office:value="515813" calcext:value-type="float">
            <text:p>515813</text:p>
          </table:table-cell>
          <table:table-cell/>
          <table:table-cell office:value-type="float" office:value="202535" calcext:value-type="float">
            <text:p>202535</text:p>
          </table:table-cell>
          <table:table-cell office:value-type="float" office:value="166276" calcext:value-type="float">
            <text:p>166276</text:p>
          </table:table-cell>
          <table:table-cell office:value-type="float" office:value="36259" calcext:value-type="float">
            <text:p>36259</text:p>
          </table:table-cell>
          <table:table-cell/>
          <table:table-cell office:value-type="float" office:value="189794" calcext:value-type="float">
            <text:p>189794</text:p>
          </table:table-cell>
          <table:table-cell office:value-type="float" office:value="168826" calcext:value-type="float">
            <text:p>168826</text:p>
          </table:table-cell>
          <table:table-cell office:value-type="float" office:value="20968" calcext:value-type="float">
            <text:p>20968</text:p>
          </table:table-cell>
          <table:table-cell/>
          <table:table-cell table:formula="of:=[.M28]/([.E28]+[.I28]+[.M28])" office:value-type="percentage" office:value="0.0365908139047885" calcext:value-type="percentage">
            <text:p>3.6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5987" calcext:value-type="float">
            <text:p>155987</text:p>
          </table:table-cell>
          <table:table-cell office:value-type="float" office:value="155641" calcext:value-type="float">
            <text:p>15564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443" calcext:value-type="float">
            <text:p>34443</text:p>
          </table:table-cell>
          <table:table-cell office:value-type="float" office:value="34408" calcext:value-type="float">
            <text:p>3440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048" calcext:value-type="float">
            <text:p>30048</text:p>
          </table:table-cell>
          <table:table-cell office:value-type="float" office:value="30040" calcext:value-type="float">
            <text:p>300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42671" calcext:value-type="float">
            <text:p>142671</text:p>
          </table:table-cell>
          <table:table-cell office:value-type="float" office:value="142332" calcext:value-type="float">
            <text:p>142332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35560" calcext:value-type="float">
            <text:p>35560</text:p>
          </table:table-cell>
          <table:table-cell office:value-type="float" office:value="35506" calcext:value-type="float">
            <text:p>3550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2203" calcext:value-type="float">
            <text:p>32203</text:p>
          </table:table-cell>
          <table:table-cell office:value-type="float" office:value="32183" calcext:value-type="float">
            <text:p>3218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944263" calcext:value-type="float">
            <text:p>944263</text:p>
          </table:table-cell>
          <table:table-cell office:value-type="float" office:value="943925" calcext:value-type="float">
            <text:p>943925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177980" calcext:value-type="float">
            <text:p>177980</text:p>
          </table:table-cell>
          <table:table-cell office:value-type="float" office:value="177939" calcext:value-type="float">
            <text:p>1779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76014" calcext:value-type="float">
            <text:p>176014</text:p>
          </table:table-cell>
          <table:table-cell office:value-type="float" office:value="176002" calcext:value-type="float">
            <text:p>17600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23036" calcext:value-type="float">
            <text:p>123036</text:p>
          </table:table-cell>
          <table:table-cell office:value-type="float" office:value="122668" calcext:value-type="float">
            <text:p>122668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33341" calcext:value-type="float">
            <text:p>33341</text:p>
          </table:table-cell>
          <table:table-cell office:value-type="float" office:value="33304" calcext:value-type="float">
            <text:p>3330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518" calcext:value-type="float">
            <text:p>28518</text:p>
          </table:table-cell>
          <table:table-cell office:value-type="float" office:value="28499" calcext:value-type="float">
            <text:p>2849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3943" calcext:value-type="float">
            <text:p>123943</text:p>
          </table:table-cell>
          <table:table-cell office:value-type="float" office:value="123584" calcext:value-type="float">
            <text:p>123584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4173" calcext:value-type="float">
            <text:p>34173</text:p>
          </table:table-cell>
          <table:table-cell office:value-type="float" office:value="34128" calcext:value-type="float">
            <text:p>341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8950" calcext:value-type="float">
            <text:p>28950</text:p>
          </table:table-cell>
          <table:table-cell office:value-type="float" office:value="28930" calcext:value-type="float">
            <text:p>289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33])/10" office:value-type="percentage" office:value="0.0368751438349985" calcext:value-type="percentage">
            <text:p>3.69%</text:p>
          </table:table-cell>
        </table:table-row>
        <table:table-row table:style-name="ro1" table:number-rows-repeated="10485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9:12:45.367210433</dc:date>
    <meta:editing-duration>PT2M54S</meta:editing-duration>
    <meta:editing-cycles>1</meta:editing-cycles>
    <meta:document-statistic meta:table-count="1" meta:cell-count="385" meta:object-count="0"/>
    <meta:generator>LibreOffice/5.1.6.2$Linux_X86_64 LibreOffice_project/10m0$Build-2</meta:generator>
  </office:meta>
</office:document-meta>
</file>